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fo:min-height="1.162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488cm" fo:min-width="2.984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21cm" fo:min-width="1.799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478cm" fo:min-width="2.985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92cm" fo:min-width="1.885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fo:min-height="0.84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6.806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33cm" fo:min-width="2.984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7cm" fo:min-width="4.01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714cm" fo:min-width="3.425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16cm" fo:min-width="0.728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fo:min-height="2.551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806cm" fo:min-width="18.156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1.416cm" fo:min-width="12.275cm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fo:min-height="0.712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716cm" fo:min-width="2.984cm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  <style:text-properties fo:language="en" fo:country="US"/>
    </style:style>
    <style:style style:name="P2" style:family="paragraph">
      <style:paragraph-properties fo:text-align="center"/>
      <style:text-properties fo:language="en" fo:country="US"/>
    </style:style>
    <style:style style:name="P3" style:family="paragraph">
      <loext:graphic-properties draw:fill="none" draw:fill-color="#ffffff"/>
      <style:paragraph-properties fo:text-align="center"/>
      <style:text-properties fo:language="en" fo:country="US"/>
    </style:style>
    <style:style style:name="P4" style:family="paragraph">
      <loext:graphic-properties draw:fill-color="#ffffff"/>
      <style:paragraph-properties fo:text-align="center"/>
      <style:text-properties fo:language="en" fo:country="US"/>
    </style:style>
    <style:style style:name="P5" style:family="paragraph">
      <style:paragraph-properties fo:margin-left="0cm" fo:margin-right="0cm" fo:margin-top="0.2cm" fo:margin-bottom="0.2cm" fo:line-height="100%" fo:text-align="center" fo:text-indent="0cm"/>
      <style:text-properties fo:language="en" fo:country="US"/>
    </style:style>
    <style:style style:name="P6" style:family="paragraph">
      <loext:graphic-properties draw:fill="solid"/>
      <style:paragraph-properties fo:margin-left="0cm" fo:margin-right="0cm" fo:margin-top="0.2cm" fo:margin-bottom="0.2cm" fo:line-height="100%" fo:text-align="center" fo:text-indent="0cm"/>
      <style:text-properties fo:language="en" fo:country="US"/>
    </style:style>
    <style:style style:name="P7" style:family="paragraph">
      <style:paragraph-properties fo:line-height="115%" fo:text-align="center"/>
      <style:text-properties fo:language="en" fo:country="US"/>
    </style:style>
    <style:style style:name="P8" style:family="paragraph">
      <loext:graphic-properties draw:fill="none" draw:fill-color="#ffffff"/>
      <style:paragraph-properties fo:line-height="115%" fo:text-align="center"/>
      <style:text-properties fo:language="en" fo:country="US"/>
    </style:style>
    <style:style style:name="P9" style:family="paragraph">
      <style:paragraph-properties fo:line-height="150%" fo:text-align="center"/>
      <style:text-properties fo:language="en" fo:country="US"/>
    </style:style>
    <style:style style:name="P10" style:family="paragraph">
      <loext:graphic-properties draw:fill="none" draw:fill-color="#ffffff"/>
      <style:paragraph-properties fo:line-height="150%" fo:text-align="center"/>
      <style:text-properties fo:language="en" fo:country="US"/>
    </style:style>
    <style:style style:name="P11" style:family="paragraph">
      <loext:graphic-properties draw:fill="solid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2cm" svg:y1="3.182cm" svg:x2="2.809cm" svg:y2="3.182cm">
          <text:p/>
        </draw:line>
        <draw:frame draw:style-name="gr2" draw:text-style-name="P3" draw:layer="layout" svg:width="3.444cm" svg:height="1.412cm" svg:x="3.807cm" svg:y="2.324cm">
          <draw:text-box>
            <text:p text:style-name="P2">Status</text:p>
          </draw:text-box>
        </draw:frame>
        <draw:custom-shape draw:style-name="gr3" draw:text-style-name="P4" draw:layer="layout" svg:width="3.518cm" svg:height="4.772cm" svg:x="8.32cm" svg:y="1.816cm">
          <text:p text:style-name="P2">Gate</text:p>
          <text:p text:style-name="P2">Dri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3.299cm" svg:height="3.526cm" svg:x="26.001cm" svg:y="2.622cm">
          <text:p text:style-name="P2">BLDC</text:p>
          <text:p text:style-name="P2">Moto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519cm" svg:height="4.762cm" svg:x="16.119cm" svg:y="1.853cm">
          <text:p text:style-name="P2">6x</text:p>
          <text:p text:style-name="P2">N-Channel<text:line-break/>MOSFE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2cm" svg:y1="4.2cm" svg:x2="16cm" svg:y2="4.2cm">
          <text:p text:style-name="P5"><text:span text:style-name="T1">6</text:span><text:span text:style-name="T1">x </text:span><text:span text:style-name="T1">G</text:span><text:span text:style-name="T1">a</text:span><text:span text:style-name="T1">t</text:span><text:span text:style-name="T1">e </text:span><text:span text:style-name="T1">&amp;</text:span></text:p>
          <text:p text:style-name="P5"><text:span text:style-name="T1">6</text:span><text:span text:style-name="T1">x </text:span><text:span text:style-name="T1">S</text:span><text:span text:style-name="T1">o</text:span><text:span text:style-name="T1">u</text:span><text:span text:style-name="T1">r</text:span><text:span text:style-name="T1">c</text:span><text:span text:style-name="T1">e</text:span></text:p>
        </draw:line>
        <draw:custom-shape draw:style-name="gr7" draw:text-style-name="P4" draw:layer="layout" svg:width="2.419cm" svg:height="1.176cm" svg:x="21.054cm" svg:y="1.9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.419cm" svg:height="1.176cm" svg:x="21.054cm" svg:y="1.9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.419cm" svg:height="1.176cm" svg:x="21.054cm" svg:y="5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.419cm" svg:height="1.176cm" svg:x="21.054cm" svg:y="3.6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9.8cm" svg:y1="2.5cm" svg:x2="20.833cm" svg:y2="2.504cm">
          <text:p/>
        </draw:line>
        <draw:line draw:style-name="gr8" draw:text-style-name="P1" draw:layer="layout" svg:x1="23.692cm" svg:y1="4.267cm" svg:x2="25.671cm" svg:y2="4.267cm">
          <text:p/>
        </draw:line>
        <draw:line draw:style-name="gr8" draw:text-style-name="P1" draw:layer="layout" svg:x1="23.692cm" svg:y1="6.03cm" svg:x2="26.001cm" svg:y2="5.207cm">
          <text:p/>
        </draw:line>
        <draw:line draw:style-name="gr8" draw:text-style-name="P1" draw:layer="layout" svg:x1="23.692cm" svg:y1="2.504cm" svg:x2="26.111cm" svg:y2="3.327cm">
          <text:p/>
        </draw:line>
        <draw:frame draw:style-name="gr9" draw:text-style-name="P3" draw:layer="layout" svg:width="7.477cm" svg:height="1.673cm" svg:x="18.524cm" svg:y="0.3cm">
          <draw:text-box>
            <text:p text:style-name="P2">3x Current Sensing</text:p>
            <text:p text:style-name="P2">In-Phase or Low-Side</text:p>
          </draw:text-box>
        </draw:frame>
        <draw:line draw:style-name="gr8" draw:text-style-name="P1" draw:layer="layout" svg:x1="25.7cm" svg:y1="16.9cm" svg:x2="25.7cm" svg:y2="6cm">
          <text:p/>
        </draw:line>
        <draw:line draw:style-name="gr1" draw:text-style-name="P1" draw:layer="layout" svg:x1="20.4cm" svg:y1="16.9cm" svg:x2="15.6cm" svg:y2="16.9cm">
          <text:p/>
        </draw:line>
        <draw:frame draw:style-name="gr10" draw:text-style-name="P3" draw:layer="layout" svg:width="4.696cm" svg:height="1.673cm" svg:x="16.104cm" svg:y="16.1cm">
          <draw:text-box>
            <text:p text:style-name="P2">3x Motor</text:p>
            <text:p text:style-name="P2">phase voltage</text:p>
          </draw:text-box>
        </draw:frame>
        <draw:custom-shape draw:style-name="gr11" draw:text-style-name="P4" draw:layer="layout" svg:width="3.518cm" svg:height="4.614cm" svg:x="20.504cm" svg:y="9.086cm">
          <text:p text:style-name="P2">3x Current</text:p>
          <text:p text:style-name="P2">Sense</text:p>
          <text:p text:style-name="P2">amplifi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22.263cm" svg:y1="6.853cm" svg:x2="22.263cm" svg:y2="8.851cm">
          <text:p/>
        </draw:line>
        <draw:line draw:style-name="gr8" draw:text-style-name="P1" draw:layer="layout" svg:x1="22.263cm" svg:y1="5.325cm" svg:x2="22.263cm" svg:y2="4.972cm">
          <text:p/>
        </draw:line>
        <draw:line draw:style-name="gr8" draw:text-style-name="P1" draw:layer="layout" svg:x1="21.713cm" svg:y1="3.562cm" svg:x2="21.713cm" svg:y2="3.209cm">
          <text:p/>
        </draw:line>
        <draw:line draw:style-name="gr8" draw:text-style-name="P1" draw:layer="layout" svg:x1="22.263cm" svg:y1="5.325cm" svg:x2="22.263cm" svg:y2="4.972cm">
          <text:p/>
        </draw:line>
        <draw:line draw:style-name="gr8" draw:text-style-name="P1" draw:layer="layout" svg:x1="21.713cm" svg:y1="5.325cm" svg:x2="21.713cm" svg:y2="4.972cm">
          <text:p/>
        </draw:line>
        <draw:line draw:style-name="gr1" draw:text-style-name="P1" draw:layer="layout" svg:x1="21.713cm" svg:y1="6.842cm" svg:x2="21.713cm" svg:y2="8.84cm">
          <text:p/>
        </draw:line>
        <draw:line draw:style-name="gr1" draw:text-style-name="P1" draw:layer="layout" svg:x1="22.813cm" svg:y1="6.842cm" svg:x2="22.813cm" svg:y2="8.84cm">
          <text:p/>
        </draw:line>
        <draw:line draw:style-name="gr1" draw:text-style-name="P1" draw:layer="layout" svg:x1="20.4cm" svg:y1="11.4cm" svg:x2="15.6cm" svg:y2="11.4cm">
          <text:p/>
        </draw:line>
        <draw:frame draw:style-name="gr12" draw:text-style-name="P8" draw:layer="layout" svg:width="4.812cm" svg:height="1.967cm" svg:x="15.981cm" svg:y="10.468cm">
          <draw:text-box>
            <text:p text:style-name="P7">3x Motor</text:p>
            <text:p text:style-name="P7">phase current</text:p>
          </draw:text-box>
        </draw:frame>
        <draw:custom-shape draw:style-name="gr13" draw:text-style-name="P4" draw:layer="layout" svg:width="3.959cm" svg:height="3.998cm" svg:x="8.117cm" svg:y="9.438cm">
          <text:p text:style-name="P2">COMP1..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1.262cm" svg:height="1.2cm" svg:x="5.438cm" svg:y="10.836cm">
          <text:p text:style-name="P2">O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8.007cm" svg:y1="11.437cm" svg:x2="6.797cm" svg:y2="11.437cm">
          <text:p/>
        </draw:line>
        <draw:line draw:style-name="gr1" draw:text-style-name="P1" draw:layer="layout" svg:x1="5.328cm" svg:y1="11.437cm" svg:x2="2.82cm" svg:y2="11.437cm">
          <text:p/>
        </draw:line>
        <draw:frame draw:style-name="gr15" draw:text-style-name="P10" draw:layer="layout" svg:width="2.969cm" svg:height="2.801cm" svg:x="2.69cm" svg:y="10.036cm">
          <draw:text-box>
            <text:p text:style-name="P9">TIMER1<text:line-break/>BKIN</text:p>
          </draw:text-box>
        </draw:frame>
        <draw:custom-shape draw:style-name="gr16" draw:text-style-name="P4" draw:layer="layout" svg:width="18.69cm" svg:height="2.09cm" draw:transform="rotate (1.5707963267949) translate (0.6cm 19.9cm)">
          <text:p text:style-name="P2">STM32G47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layout" svg:width="12.809cm" svg:height="11.7cm" svg:x="2.691cm" svg:y="8.2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3" draw:layer="layout" svg:width="12.7cm" svg:height="0.962cm" svg:x="2.8cm" svg:y="8.3cm">
          <draw:text-box>
            <text:p text:style-name="P2">STM32G47x Internal Analog Peripherals</text:p>
          </draw:text-box>
        </draw:frame>
        <draw:line draw:style-name="gr1" draw:text-style-name="P1" draw:layer="layout" svg:x1="15.4cm" svg:y1="11.4cm" svg:x2="12.2cm" svg:y2="11.4cm">
          <text:p/>
        </draw:line>
        <draw:custom-shape draw:style-name="gr13" draw:text-style-name="P4" draw:layer="layout" svg:width="3.959cm" svg:height="3.998cm" svg:x="8.117cm" svg:y="13.938cm">
          <text:p text:style-name="P2">AD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5.409cm" svg:y1="16.9cm" svg:x2="12.209cm" svg:y2="16.9cm">
          <text:p/>
        </draw:line>
        <draw:line draw:style-name="gr1" draw:text-style-name="P1" draw:layer="layout" svg:x1="14.8cm" svg:y1="15cm" svg:x2="12.218cm" svg:y2="15cm">
          <text:p/>
        </draw:line>
        <draw:line draw:style-name="gr8" draw:text-style-name="P11" draw:layer="layout" svg:x1="14.8cm" svg:y1="11.4cm" svg:x2="14.8cm" svg:y2="15cm">
          <text:p/>
        </draw:line>
        <draw:line draw:style-name="gr6" draw:text-style-name="P1" draw:layer="layout" svg:x1="2.8cm" svg:y1="5.5cm" svg:x2="8.2cm" svg:y2="5.5cm">
          <text:p text:style-name="P2">6x PWM</text:p>
          <text:p text:style-name="P2"/>
        </draw:line>
        <draw:line draw:style-name="gr1" draw:text-style-name="P1" draw:layer="layout" svg:x1="8cm" svg:y1="15.9cm" svg:x2="2.8cm" svg:y2="15.9cm">
          <text:p/>
        </draw:line>
        <draw:line draw:style-name="gr8" draw:text-style-name="P1" draw:layer="layout" svg:x1="19.802cm" svg:y1="4.234cm" svg:x2="20.835cm" svg:y2="4.238cm">
          <text:p/>
        </draw:line>
        <draw:line draw:style-name="gr8" draw:text-style-name="P1" draw:layer="layout" svg:x1="19.802cm" svg:y1="6cm" svg:x2="20.835cm" svg:y2="6.004cm">
          <text:p/>
        </draw:line>
        <draw:custom-shape draw:style-name="gr19" draw:text-style-name="P4" draw:layer="layout" svg:width="3.518cm" svg:height="2cm" svg:x="20.504cm" svg:y="15.9cm">
          <text:p text:style-name="P2">Voltage</text:p>
          <text:p text:style-name="P2">Divid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1" draw:layer="layout" svg:x1="24.1cm" svg:y1="16.9cm" svg:x2="25.7cm" svg:y2="16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7T01:13:14.938375999</meta:creation-date>
    <dc:date>2019-08-31T23:32:16.372535907</dc:date>
    <meta:editing-duration>PT18M19S</meta:editing-duration>
    <meta:editing-cycles>4</meta:editing-cycles>
    <meta:generator>LibreOffice/6.2.6.2$Linux_X86_64 LibreOffice_project/20$Build-2</meta:generator>
    <meta:document-statistic meta:object-count="47"/>
  </office:meta>
</office:document-meta>
</file>